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3.989cm"/>
    </style:style>
    <style:style style:name="co3" style:family="table-column">
      <style:table-column-properties fo:break-before="auto" style:column-width="7.773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10.245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Attribut des liens</text:p>
          </table:table-cell>
          <table:table-cell office:value-type="string">
            <text:p><text:s/>Éviter de donner de la visibilité aux autres sites de la redirection du lien</text:p>
          </table:table-cell>
          <table:table-cell office:value-type="string">
            <text:p>Ajouter l'attribut »nofollow »sur les liens</text:p>
          </table:table-cell>
          <table:table-cell table:style-name="ce3"/>
          <table:table-cell office:value-type="string">
            <text:p><text:a xlink:href="https://www.greengeeks.com/blog/html-tags-for-seo/">https://www.greengeeks.com/blog/html-tags-for-seo/</text:a></text:p>
          </table:table-cell>
          <table:table-cell table:number-columns-repeated="1018"/>
        </table:table-row>
        <table:table-row table:style-name="ro1" table:number-rows-repeated="1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7/03/2022</text:date>, <text:time>19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19:18:00.47</dc:date>
    <dc:creator>denis chalard</dc:creator>
    <meta:generator>OpenOffice/4.1.5$Win32 OpenOffice.org_project/415m1$Build-9789</meta:generator>
    <meta:editing-duration>PT7M11S</meta:editing-duration>
    <meta:editing-cycles>2</meta:editing-cycles>
    <meta:document-statistic meta:table-count="1" meta:cell-count="12" meta:object-count="0"/>
  </office:meta>
</office:document-meta>
</file>